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style:style>
    <style:style style:name="T4" style:family="text">
      <style:text-properties fo:color="#008000" style:font-name="Loma"/>
    </style:style>
    <style:style style:name="T5" style:family="text">
      <style:text-properties fo:color="#94006b" fo:font-weight="bold" style:font-weight-asian="bold" style:font-weight-complex="bold"/>
    </style:style>
    <style:style style:name="T6" style:family="text">
      <style:text-properties fo:color="#3deb3d" fo:font-size="12pt"/>
    </style:style>
    <style:style style:name="T7" style:family="text">
      <style:text-properties fo:color="#33a3a3" fo:font-size="12pt"/>
    </style:style>
    <style:style style:name="T8" style:family="text">
      <style:text-properties fo:color="#198a8a" fo:font-size="12pt"/>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where do things start???</text:p>
      <text:p text:style-name="Standard"><text:span text:style-name="T2">Ans-</text:span> They start from making the code <text:span text:style-name="T2">safe</text:span>, <text:span text:style-name="T2">manageable</text:span> and <text:span text:style-name="T2">Better</text:span>. <text:s/>For that purpose, the chosen element of work is object-orientation. Inkscape, which was forked out of sodi-podi , along time ago, has its entire structure prepared in C (as in those times we only used to have GTK as the GUI creation API which is used through C). But, with better algorithms a, new technologies and techniques came the pressing issue to go beyond C in order to enhance the performance of Inkscape. For performance raise, obviously the data structures cannot be allocated <text:span text:style-name="T1">all</text:span> statically. Instead more dynamism is needed. Also to encompass the concepts of threading, for performance gains, the code have to be <text:span text:style-name="T1">thread-safe</text:span> as well. And thus the implementation of the inkscape codebase in C++(the closest object-oriented fellow of C) becomes a necessity. This is where it all started.</text:p>
      <text:p text:style-name="Standard"/>
      <text:p text:style-name="P1">What is the current scenario???</text:p>
      <text:p text:style-name="Standard"><text:span text:style-name="T2">Ans</text:span>- The current scenario of the codebase (which affects the c++ification) is as such, To make things safer we have two trees which keep the track of the elements being added to the SVG document </text:p>
      <text:list xml:id="list717995993" text:style-name="L1">
        <text:list-item>
          <text:p text:style-name="P2">XML Tree</text:p>
        </text:list-item>
        <text:list-item>
          <text:p text:style-name="P2">Object Tree</text:p>
        </text:list-item>
      </text:list>
      <text:p text:style-name="Standard">The XML Tree contains the exact elements and their locations which are a part of the SVG Document and contains the internal details of the tree. In other words, if u break this u break the document and even more, u might break the related documents to this one as well. Also, since this i written in C, it <text:span text:style-name="T1">probably</text:span> is easy to break by the newer technologies.</text:p>
      <text:p text:style-name="Standard">The Object Tree is the object oriented mirror of the XML tree. It contains the objects which <text:span text:style-name="T1">represent</text:span> the exact elements to be added or already added to the SVG Document. So if anything tries to mess with the elements, they just can't cause the XML element is encapsulated by the OBJECT Representation. </text:p>
      <text:p text:style-name="Standard"/>
      <text:p text:style-name="Standard">The Object Tree contains a pointer to the XML tree and each variety of object have their pointers to the corresponding elements.</text:p>
      <text:p text:style-name="Standard"/>
      <text:p text:style-name="Standard">Currently we have both the trees being created in parallel, first the XML tree is created and then the Object tree. Any element added on user action is directly added to the XML Tree first(risky thing to do) and then through special functionalities called “listeners and observers” the corresponding object is created. Though having the object tree right now doesn't add to any safety, but it paves the way to eliminate the XML tree in its entirety.</text:p>
      <text:p text:style-name="Standard"/>
      <text:p text:style-name="P1">What is needed???</text:p>
      <text:p text:style-name="Standard"><text:span text:style-name="T2">Ans</text:span>- We need to have only the Object Tree to remain and control the document rather than the direct XML Tree. For safe code we wish to create and modify XML elements implicitly and not explicitly. Also we need to c++ify the code in its true nature(i.e. Object Oriented). There are many areas in the code base where even the object tree, <text:span text:style-name="T1">unreveals</text:span> confidential(unsafe) code e.g. giving away the address of its XML correspondent, giving away the internal details of how the element is used and can be modified through Macros or global functions.</text:p>
      <text:p text:style-name="Standard"/>
      <text:p text:style-name="P1">How it should be done???</text:p>
      <text:p text:style-name="Standard"><text:span text:style-name="T2">Ans</text:span>- The answer to this one should be a <text:span text:style-name="T1">stepwise</text:span> answer, but actually it depends on findings of victim areas of codes, which should be c++ified and hence the solution stated below points to the findings been done so far....</text:p>
      <text:p text:style-name="Standard"/>
      <text:list xml:id="list216281925" text:style-name="L2">
        <text:list-item>
          <text:p text:style-name="P3">For every sp-* based classes(or structs) some GTK based functions are declared and defined in the corresponding .cpp file(not to mention that every class is made of a .h and .cpp pair). <text:soft-page-break/>Those GTK based functions are declared as <text:span text:style-name="T4">static</text:span>(as in C) i.e. They cannot be used outside that .c file. So to c++ify those kinda functions, they should be made members of the respective classes(we shall come to that in the next point) and should be kept static(as in <text:s text:c="2"/>C++) so that they remain the same across all objects of the class.</text:p>
        </text:list-item>
        <text:list-item>
          <text:p text:style-name="P3">When c++ifying, the first advantage which clicks to the mind is to use <text:s/>“virtual functions” but in our case it is a NO GO. The current codebase has the following structure for classes:<text:line-break/>The original class <text:span text:style-name="T2">SP(CLASSNAME)</text:span> and a corresponding<text:span text:style-name="T2"> SP(CLASSNAME)Class</text:span>. The second one acts as a container for any virtual functions that needs to be implemented. This kinda setup has specifically been done in order to implement the concept of virtual function but in the C way, as GTK is the bottleneck. Summary --&gt; No virtual functions!!!!</text:p>
        </text:list-item>
        <text:list-item>
          <text:p text:style-name="P3">Each class (.h/cpp pair) in the codebase should exist as in <text:span text:style-name="T5">independent module</text:span> runnable as itself (in order to prevent error propagation). In the codebase there is a file named forward.h which declares some classes and macros beforehand. This must be removed as the other classes start depending on forward.h and we wish to have separate modules.</text:p>
        </text:list-item>
        <text:list-item>
          <text:p text:style-name="P3">Some leftovers of the ancient C Coding include using something like <text:line-break/># define <text:span text:style-name="T3">__FOO_C__ , the main *intent* for such a define in a C file is to make a .h file behave differently when included into one .c file then it does when included in other .c files which is now outdated and not used. Also, technically any identifier that starts with one or two underscores it implies that a letter is reserved for the compiler implementation and apps are not supposed to define anything like that. <text:line-break/>The valid #ifdef include guards are those which are used in “.h” files so that compiler doesn't include a header file multiple times. <text:line-break/>So, #ifdef __FOOFILE_H__ should be replaced with #ifdef SEEN_FOO_FILE_H that's the name-fixing approach Inkscape has taken. </text:span></text:p>
        </text:list-item>
        <text:list-item>
          <text:p text:style-name="P3"><text:span text:style-name="T3">There are many areas in the codebase where the </text:span><text:span text:style-name="T6">naming</text:span><text:span text:style-name="T3"> is not proper. A name of any function or class should be such which can tell about the function or a class just by looking at it(though too lengthy a name can become a problem too). Instead of this <text:line-break/>void foo_can_do() ---&gt; void fooCanDo() should be used.<text:line-break/>Apart from naming, many areas which expose the functionalities of a class are the global class functions. To stop them from doing this, either they should be made the members of the corresponding class they act upon, or they should be eliminated with the introduction of a new class which takes over such functionalities, or they should be taken over by those which actually call these functionalities.</text:span></text:p>
        </text:list-item>
        <text:list-item>
          <text:p text:style-name="P3"><text:span text:style-name="T7">Remove MACROS</text:span><text:span text:style-name="T3">, as they were intended to implement some workarounds of object-orientation in 'C'. But having c++ in the picture, we do not need such ambiguities in the codebase. MACROS in the codebase can even be classified. There are some which refer to GTK based functionalities, those MACROS should be kept intact as of now(until the dependency over GObject is not removed). Others represent global functions acting on particular classes, so they should be added as members of those respective classes rather than being a MACRO.</text:span></text:p>
        </text:list-item>
        <text:list-item>
          <text:p text:style-name="P3"><text:span text:style-name="T8">Remove Global Variables</text:span><text:span text:style-name="T3"> as they make the code “thread-unsafe” (global variable means a critical section).</text:span></text:p>
        </text:list-item>
        <text:list-item>
          <text:p text:style-name="P3"><text:span text:style-name="T8">Remove Global Functions</text:span><text:span text:style-name="T3"> and make them either the members of the corresponding classes (static, private or public depending on usage) or convert them to be included in a local namespace to hide the implementation of those functions in the corresponding cpp f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bhishek Sharma</meta:initial-creator>
    <meta:creation-date>2010-07-25T09:44:35</meta:creation-date>
    <dc:date>2010-08-16T10:41:26</dc:date>
    <dc:creator>Abhishek Sharma</dc:creator>
    <meta:editing-duration>PT02H17M47S</meta:editing-duration>
    <meta:editing-cycles>8</meta:editing-cycles>
    <meta:generator>OpenOffice.org/3.2$Unix OpenOffice.org_project/320m12$Build-9483</meta:generator>
    <meta:document-statistic meta:table-count="0" meta:image-count="0" meta:object-count="0" meta:page-count="2" meta:paragraph-count="22" meta:word-count="1202" meta:character-count="6946"/>
  </office:meta>
</office:document-meta>
</file>